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paragraph-rsid="000ebf79"/>
    </style:style>
    <style:style style:name="P4" style:family="paragraph" style:parent-style-name="Text_20_body">
      <style:paragraph-properties fo:text-align="end" style:justify-single-word="false"/>
      <style:text-properties officeooo:rsid="000ebf79" officeooo:paragraph-rsid="000ebf79"/>
    </style:style>
    <style:style style:name="T1" style:family="text">
      <style:text-properties officeooo:rsid="000eb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, науки и молодежной политики Республики Коми</text:p>
      <text:p text:style-name="P1">ГПОУ "Сыктывкарский политехнический техникум"</text:p>
      <text:p text:style-name="P1">Курсовая работа</text:p>
      <text:p text:style-name="P1">тема: <text:span text:style-name="T1">База данных строительной фирмы</text:span></text:p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</text:p>
      <text:p text:style-name="P2">студент 4 курса </text:p>
      <text:p text:style-name="P2">4<text:span text:style-name="T1">14</text:span> группы </text:p>
      <text:p text:style-name="P2">ФИО </text:p>
      <text:p text:style-name="P4">Галимов Д.Р.</text:p>
      <text:p text:style-name="P2">проверил</text:p>
      <text:p text:style-name="P2">Пунгин И.В.</text:p>
      <text:p text:style-name="P2">дата проверки: </text:p>
      <text:p text:style-name="P1">Сыктывкар, 202<text:span text:style-name="T1">5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6:06:47.209898483</meta:creation-date>
    <dc:date>2025-12-01T16:09:59.297670649</dc:date>
    <meta:editing-duration>PT3M12S</meta:editing-duration>
    <meta:editing-cycles>1</meta:editing-cycles>
    <meta:document-statistic meta:table-count="0" meta:image-count="0" meta:object-count="0" meta:page-count="1" meta:paragraph-count="14" meta:word-count="35" meta:character-count="270" meta:non-whitespace-character-count="239"/>
    <meta:generator>LibreOffice/7.3.7.2$Linux_X86_64 LibreOffice_project/30$Build-2</meta:generator>
  </office:meta>
</office:document-meta>
</file>